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3000000B27F60D068E25AFE6E.png" manifest:media-type="image/png"/>
  <manifest:file-entry manifest:full-path="Pictures/100000000000042F000000CE09D8E0A998B221E2.png" manifest:media-type="image/png"/>
  <manifest:file-entry manifest:full-path="Pictures/10000000000000EA000000303B987D78B1C4725F.png" manifest:media-type="image/png"/>
  <manifest:file-entry manifest:full-path="Pictures/100000000000032C000001C80D0BB2A40FC8E6CE.png" manifest:media-type="image/png"/>
  <manifest:file-entry manifest:full-path="Pictures/100000000000044D000000A0A2F153E62C7E94CA.png" manifest:media-type="image/png"/>
  <manifest:file-entry manifest:full-path="Pictures/10000000000000E700000028E81212784043C32F.png" manifest:media-type="image/png"/>
  <manifest:file-entry manifest:full-path="Pictures/100000000000045D0000009BC8F2D62458744D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edc" officeooo:paragraph-rsid="001c0e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546cm" draw:z-index="0"><draw:image xlink:href="Pictures/100000000000032C000001C80D0BB2A40FC8E6CE.png" xlink:type="simple" xlink:show="embed" xlink:actuate="onLoad"/></draw:frame></text:p>
      <text:p text:style-name="Standard"><draw:frame draw:style-name="fr1" draw:name="Figura2" text:anchor-type="paragraph" svg:width="17cm" svg:height="2.469cm" draw:z-index="1"><draw:image xlink:href="Pictures/100000000000044D000000A0A2F153E62C7E94CA.png" xlink:type="simple" xlink:show="embed" xlink:actuate="onLoad"/></draw:frame></text:p>
      <text:p text:style-name="Standard"/>
      <text:p text:style-name="Standard"><draw:frame draw:style-name="fr2" draw:name="Figura3" text:anchor-type="paragraph" svg:x="0.056cm" svg:y="0.152cm" svg:width="6.191cm" svg:height="1.27cm" draw:z-index="2"><draw:image xlink:href="Pictures/10000000000000EA000000303B987D78B1C4725F.png" xlink:type="simple" xlink:show="embed" xlink:actuate="onLoad"/></draw:frame></text:p>
      <text:p text:style-name="Standard"/>
      <text:p text:style-name="Standard"/>
      <text:p text:style-name="Standard"/>
      <text:p text:style-name="P1">Criada Remessa</text:p>
      <text:p text:style-name="P1"><draw:frame draw:style-name="fr2" draw:name="Figura4" text:anchor-type="paragraph" svg:x="-0.376cm" svg:y="0.473cm" svg:width="6.112cm" svg:height="1.058cm" draw:z-index="3"><draw:image xlink:href="Pictures/10000000000000E700000028E81212784043C32F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5" text:anchor-type="paragraph" svg:width="17cm" svg:height="3.268cm" draw:z-index="4"><draw:image xlink:href="Pictures/100000000000042F000000CE09D8E0A998B221E2.png" xlink:type="simple" xlink:show="embed" xlink:actuate="onLoad"/></draw:frame></text:p>
      <text:p text:style-name="P1"><draw:frame draw:style-name="fr1" draw:name="Figura6" text:anchor-type="paragraph" svg:width="17cm" svg:height="2.773cm" draw:z-index="5"><draw:image xlink:href="Pictures/1000000000000443000000B27F60D068E25AFE6E.png" xlink:type="simple" xlink:show="embed" xlink:actuate="onLoad"/></draw:frame></text:p>
      <text:p text:style-name="P1"/>
      <text:p text:style-name="P1"><draw:frame draw:style-name="fr1" draw:name="Figura7" text:anchor-type="paragraph" svg:width="17cm" svg:height="2.358cm" draw:z-index="6"><draw:image xlink:href="Pictures/100000000000045D0000009BC8F2D62458744D1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32:03.291000000</meta:creation-date>
    <dc:date>2018-04-09T10:52:17.795000000</dc:date>
    <meta:editing-duration>PT10M2S</meta:editing-duration>
    <meta:editing-cycles>3</meta:editing-cycles>
    <meta:generator>LibreOffice/5.1.4.2$Windows_x86 LibreOffice_project/f99d75f39f1c57ebdd7ffc5f42867c12031db97a</meta:generator>
    <meta:document-statistic meta:table-count="0" meta:image-count="7" meta:object-count="0" meta:page-count="2" meta:paragraph-count="1" meta:word-count="2" meta:character-count="14" meta:non-whitespace-character-count="13"/>
  </office:meta>
</office:document-meta>
</file>